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4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TEST 1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AG sol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sol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  <table:table-cell/>
          <table:table-cell office:value-type="string" calcext:value-type="string">
            <text:p>AG sol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sol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10_15</text:p>
          </table:table-cell>
          <table:table-cell office:value-type="float" office:value="109777.85" calcext:value-type="float">
            <text:p>109777,85</text:p>
          </table:table-cell>
          <table:table-cell office:value-type="float" office:value="69.41" calcext:value-type="float">
            <text:p>69,41</text:p>
          </table:table-cell>
          <table:table-cell office:value-type="float" office:value="104727.315" calcext:value-type="float">
            <text:p>104727,315</text:p>
          </table:table-cell>
          <table:table-cell office:value-type="float" office:value="6.86" calcext:value-type="float">
            <text:p>6,86</text:p>
          </table:table-cell>
          <table:table-cell table:style-name="ce1" table:formula="of:=([.B3]-[.D3])/[.D3]*100" office:value-type="float" office:value="4.82255751520031" calcext:value-type="float">
            <text:p>4,822557515200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239.28" calcext:value-type="float">
            <text:p>108239,28</text:p>
          </table:table-cell>
          <table:table-cell office:value-type="float" office:value="24.8" calcext:value-type="float">
            <text:p>24,8</text:p>
          </table:table-cell>
          <table:table-cell office:value-type="float" office:value="104727.315" calcext:value-type="float">
            <text:p>104727,315</text:p>
          </table:table-cell>
          <table:table-cell office:value-type="float" office:value="6.81" calcext:value-type="float">
            <text:p>6,81</text:p>
          </table:table-cell>
          <table:table-cell table:formula="of:=([.J3]-[.L3])/[.L3]*100" office:value-type="float" office:value="3.35343744848228" calcext:value-type="float">
            <text:p>3,35343744848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3127" calcext:value-type="float">
            <text:p>103127</text:p>
          </table:table-cell>
          <table:table-cell office:value-type="float" office:value="51.62" calcext:value-type="float">
            <text:p>51,62</text:p>
          </table:table-cell>
          <table:table-cell office:value-type="float" office:value="102046.99" calcext:value-type="float">
            <text:p>102046,99</text:p>
          </table:table-cell>
          <table:table-cell office:value-type="float" office:value="0.33" calcext:value-type="float">
            <text:p>0,33</text:p>
          </table:table-cell>
          <table:table-cell table:style-name="ce1" table:formula="of:=([.B4]-[.D4])/[.D4]*100" office:value-type="float" office:value="1.05834576796434" calcext:value-type="float">
            <text:p>1,0583457679643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3290.42" calcext:value-type="float">
            <text:p>103290,42</text:p>
          </table:table-cell>
          <table:table-cell office:value-type="float" office:value="11.82" calcext:value-type="float">
            <text:p>11,82</text:p>
          </table:table-cell>
          <table:table-cell office:value-type="float" office:value="102046.99" calcext:value-type="float">
            <text:p>102046,99</text:p>
          </table:table-cell>
          <table:table-cell office:value-type="float" office:value="0.98" calcext:value-type="float">
            <text:p>0,98</text:p>
          </table:table-cell>
          <table:table-cell table:formula="of:=([.J4]-[.L4])/[.L4]*100" office:value-type="float" office:value="1.21848767905843" calcext:value-type="float">
            <text:p>1,218487679058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4313.135" calcext:value-type="float">
            <text:p>104313,135</text:p>
          </table:table-cell>
          <table:table-cell office:value-type="float" office:value="53.07" calcext:value-type="float">
            <text:p>53,07</text:p>
          </table:table-cell>
          <table:table-cell office:value-type="float" office:value="102034" calcext:value-type="float">
            <text:p>102034</text:p>
          </table:table-cell>
          <table:table-cell office:value-type="float" office:value="0.65" calcext:value-type="float">
            <text:p>0,65</text:p>
          </table:table-cell>
          <table:table-cell table:style-name="ce1" table:formula="of:=([.B5]-[.D5])/[.D5]*100" office:value-type="float" office:value="2.23370151126095" calcext:value-type="float">
            <text:p>2,2337015112609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4854.88" calcext:value-type="float">
            <text:p>104854,88</text:p>
          </table:table-cell>
          <table:table-cell office:value-type="float" office:value="12.72" calcext:value-type="float">
            <text:p>12,72</text:p>
          </table:table-cell>
          <table:table-cell office:value-type="float" office:value="102034" calcext:value-type="float">
            <text:p>102034</text:p>
          </table:table-cell>
          <table:table-cell office:value-type="float" office:value="0.64" calcext:value-type="float">
            <text:p>0,64</text:p>
          </table:table-cell>
          <table:table-cell table:formula="of:=([.J5]-[.L5])/[.L5]*100" office:value-type="float" office:value="2.76464707842484" calcext:value-type="float">
            <text:p>2,764647078424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4548.76" calcext:value-type="float">
            <text:p>104548,76</text:p>
          </table:table-cell>
          <table:table-cell office:value-type="float" office:value="53.53" calcext:value-type="float">
            <text:p>53,53</text:p>
          </table:table-cell>
          <table:table-cell office:value-type="float" office:value="101112.07" calcext:value-type="float">
            <text:p>101112,07</text:p>
          </table:table-cell>
          <table:table-cell office:value-type="float" office:value="0.6" calcext:value-type="float">
            <text:p>0,6</text:p>
          </table:table-cell>
          <table:table-cell table:style-name="ce1" table:formula="of:=([.B6]-[.D6])/[.D6]*100" office:value-type="float" office:value="3.3988919423764" calcext:value-type="float">
            <text:p>3,39889194237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2808.59" calcext:value-type="float">
            <text:p>102808,59</text:p>
          </table:table-cell>
          <table:table-cell office:value-type="float" office:value="23.42" calcext:value-type="float">
            <text:p>23,42</text:p>
          </table:table-cell>
          <table:table-cell office:value-type="float" office:value="101112.07" calcext:value-type="float">
            <text:p>101112,07</text:p>
          </table:table-cell>
          <table:table-cell office:value-type="float" office:value="0.69" calcext:value-type="float">
            <text:p>0,69</text:p>
          </table:table-cell>
          <table:table-cell table:formula="of:=([.J6]-[.L6])/[.L6]*100" office:value-type="float" office:value="1.67786101105436" calcext:value-type="float">
            <text:p>1,677861011054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7640" calcext:value-type="float">
            <text:p>107640</text:p>
          </table:table-cell>
          <table:table-cell office:value-type="float" office:value="60.85" calcext:value-type="float">
            <text:p>60,85</text:p>
          </table:table-cell>
          <table:table-cell office:value-type="float" office:value="104562.53" calcext:value-type="float">
            <text:p>104562,53</text:p>
          </table:table-cell>
          <table:table-cell office:value-type="float" office:value="1.02" calcext:value-type="float">
            <text:p>1,02</text:p>
          </table:table-cell>
          <table:table-cell table:style-name="ce1" table:formula="of:=([.B7]-[.D7])/[.D7]*100" office:value-type="float" office:value="2.94318624463276" calcext:value-type="float">
            <text:p>2,94318624463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411.71" calcext:value-type="float">
            <text:p>108411,71</text:p>
          </table:table-cell>
          <table:table-cell office:value-type="float" office:value="11.59" calcext:value-type="float">
            <text:p>11,59</text:p>
          </table:table-cell>
          <table:table-cell office:value-type="float" office:value="104562.53" calcext:value-type="float">
            <text:p>104562,53</text:p>
          </table:table-cell>
          <table:table-cell office:value-type="float" office:value="1.02" calcext:value-type="float">
            <text:p>1,02</text:p>
          </table:table-cell>
          <table:table-cell table:formula="of:=([.J7]-[.L7])/[.L7]*100" office:value-type="float" office:value="3.68122309205794" calcext:value-type="float">
            <text:p>3,681223092057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5690.59" calcext:value-type="float">
            <text:p>115690,59</text:p>
          </table:table-cell>
          <table:table-cell office:value-type="float" office:value="60.13" calcext:value-type="float">
            <text:p>60,13</text:p>
          </table:table-cell>
          <table:table-cell office:value-type="float" office:value="111688.94" calcext:value-type="float">
            <text:p>111688,94</text:p>
          </table:table-cell>
          <table:table-cell office:value-type="float" office:value="16.41" calcext:value-type="float">
            <text:p>16,41</text:p>
          </table:table-cell>
          <table:table-cell table:style-name="ce1" table:formula="of:=([.B8]-[.D8])/[.D8]*100" office:value-type="float" office:value="3.58285251879013" calcext:value-type="float">
            <text:p>3,582852518790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6221.24" calcext:value-type="float">
            <text:p>116221,24</text:p>
          </table:table-cell>
          <table:table-cell office:value-type="float" office:value="16.78" calcext:value-type="float">
            <text:p>16,78</text:p>
          </table:table-cell>
          <table:table-cell office:value-type="float" office:value="111688.94" calcext:value-type="float">
            <text:p>111688,94</text:p>
          </table:table-cell>
          <table:table-cell office:value-type="float" office:value="15.89" calcext:value-type="float">
            <text:p>15,89</text:p>
          </table:table-cell>
          <table:table-cell table:formula="of:=([.J8]-[.L8])/[.L8]*100" office:value-type="float" office:value="4.05796670646172" calcext:value-type="float">
            <text:p>4,05796670646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6303.18" calcext:value-type="float">
            <text:p>106303,18</text:p>
          </table:table-cell>
          <table:table-cell office:value-type="float" office:value="60.72" calcext:value-type="float">
            <text:p>60,72</text:p>
          </table:table-cell>
          <table:table-cell office:value-type="float" office:value="103243.38" calcext:value-type="float">
            <text:p>103243,38</text:p>
          </table:table-cell>
          <table:table-cell office:value-type="float" office:value="1.25" calcext:value-type="float">
            <text:p>1,25</text:p>
          </table:table-cell>
          <table:table-cell table:style-name="ce1" table:formula="of:=([.B9]-[.D9])/[.D9]*100" office:value-type="float" office:value="2.96367670256436" calcext:value-type="float">
            <text:p>2,963676702564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6247.48" calcext:value-type="float">
            <text:p>106247,48</text:p>
          </table:table-cell>
          <table:table-cell office:value-type="float" office:value="12.39" calcext:value-type="float">
            <text:p>12,39</text:p>
          </table:table-cell>
          <table:table-cell office:value-type="float" office:value="103243.38" calcext:value-type="float">
            <text:p>103243,38</text:p>
          </table:table-cell>
          <table:table-cell office:value-type="float" office:value="1.16" calcext:value-type="float">
            <text:p>1,16</text:p>
          </table:table-cell>
          <table:table-cell table:formula="of:=([.J9]-[.L9])/[.L9]*100" office:value-type="float" office:value="2.90972651224707" calcext:value-type="float">
            <text:p>2,909726512247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1065.42" calcext:value-type="float">
            <text:p>111065,42</text:p>
          </table:table-cell>
          <table:table-cell office:value-type="float" office:value="59.09" calcext:value-type="float">
            <text:p>59,09</text:p>
          </table:table-cell>
          <table:table-cell office:value-type="float" office:value="107160.85" calcext:value-type="float">
            <text:p>107160,85</text:p>
          </table:table-cell>
          <table:table-cell office:value-type="float" office:value="1.37" calcext:value-type="float">
            <text:p>1,37</text:p>
          </table:table-cell>
          <table:table-cell table:style-name="ce1" table:formula="of:=([.B10]-[.D10])/[.D10]*100" office:value-type="float" office:value="3.64365344246522" calcext:value-type="float">
            <text:p>3,6436534424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002.44" calcext:value-type="float">
            <text:p>111002,44</text:p>
          </table:table-cell>
          <table:table-cell office:value-type="float" office:value="12.01" calcext:value-type="float">
            <text:p>12,01</text:p>
          </table:table-cell>
          <table:table-cell office:value-type="float" office:value="107160.85" calcext:value-type="float">
            <text:p>107160,85</text:p>
          </table:table-cell>
          <table:table-cell office:value-type="float" office:value="1.26" calcext:value-type="float">
            <text:p>1,26</text:p>
          </table:table-cell>
          <table:table-cell table:formula="of:=([.J10]-[.L10])/[.L10]*100" office:value-type="float" office:value="3.58488197881969" calcext:value-type="float">
            <text:p>3,584881978819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1011.9" calcext:value-type="float">
            <text:p>111011,9</text:p>
          </table:table-cell>
          <table:table-cell office:value-type="float" office:value="65.96" calcext:value-type="float">
            <text:p>65,96</text:p>
          </table:table-cell>
          <table:table-cell office:value-type="float" office:value="108944.02" calcext:value-type="float">
            <text:p>108944,02</text:p>
          </table:table-cell>
          <table:table-cell office:value-type="float" office:value="15.01" calcext:value-type="float">
            <text:p>15,01</text:p>
          </table:table-cell>
          <table:table-cell table:style-name="ce1" table:formula="of:=([.B11]-[.D11])/[.D11]*100" office:value-type="float" office:value="1.89811244343654" calcext:value-type="float">
            <text:p>1,89811244343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208.95" calcext:value-type="float">
            <text:p>112208,95</text:p>
          </table:table-cell>
          <table:table-cell office:value-type="float" office:value="15.39" calcext:value-type="float">
            <text:p>15,39</text:p>
          </table:table-cell>
          <table:table-cell office:value-type="float" office:value="108944.02" calcext:value-type="float">
            <text:p>108944,02</text:p>
          </table:table-cell>
          <table:table-cell office:value-type="float" office:value="14.75" calcext:value-type="float">
            <text:p>14,75</text:p>
          </table:table-cell>
          <table:table-cell table:formula="of:=([.J11]-[.L11])/[.L11]*100" office:value-type="float" office:value="2.99688775941992" calcext:value-type="float">
            <text:p>2,99688775941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4033.27" calcext:value-type="float">
            <text:p>114033,27</text:p>
          </table:table-cell>
          <table:table-cell office:value-type="float" office:value="85.48" calcext:value-type="float">
            <text:p>85,48</text:p>
          </table:table-cell>
          <table:table-cell office:value-type="float" office:value="111481.09" calcext:value-type="float">
            <text:p>111481,09</text:p>
          </table:table-cell>
          <table:table-cell office:value-type="float" office:value="5.14" calcext:value-type="float">
            <text:p>5,14</text:p>
          </table:table-cell>
          <table:table-cell table:style-name="ce1" table:formula="of:=([.B12]-[.D12])/[.D12]*100" office:value-type="float" office:value="2.28933893631647" calcext:value-type="float">
            <text:p>2,289338936316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479.42" calcext:value-type="float">
            <text:p>115479,42</text:p>
          </table:table-cell>
          <table:table-cell office:value-type="float" office:value="12.71" calcext:value-type="float">
            <text:p>12,71</text:p>
          </table:table-cell>
          <table:table-cell office:value-type="float" office:value="111481.09" calcext:value-type="float">
            <text:p>111481,09</text:p>
          </table:table-cell>
          <table:table-cell office:value-type="float" office:value="5.19" calcext:value-type="float">
            <text:p>5,19</text:p>
          </table:table-cell>
          <table:table-cell table:formula="of:=([.J12]-[.L12])/[.L12]*100" office:value-type="float" office:value="3.58655445510983" calcext:value-type="float">
            <text:p>3,586554455109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0967.62" calcext:value-type="float">
            <text:p>100967,62</text:p>
          </table:table-cell>
          <table:table-cell office:value-type="float" office:value="60.87" calcext:value-type="float">
            <text:p>60,87</text:p>
          </table:table-cell>
          <table:table-cell office:value-type="float" office:value="99592.62" calcext:value-type="float">
            <text:p>99592,62</text:p>
          </table:table-cell>
          <table:table-cell office:value-type="float" office:value="0.49" calcext:value-type="float">
            <text:p>0,49</text:p>
          </table:table-cell>
          <table:table-cell table:style-name="ce1" table:formula="of:=([.B13]-[.D13])/[.D13]*100" office:value-type="float" office:value="1.38062438763033" calcext:value-type="float">
            <text:p>1,3806243876303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0972" calcext:value-type="float">
            <text:p>100972</text:p>
          </table:table-cell>
          <table:table-cell office:value-type="float" office:value="12.22" calcext:value-type="float">
            <text:p>12,22</text:p>
          </table:table-cell>
          <table:table-cell office:value-type="float" office:value="99592.62" calcext:value-type="float">
            <text:p>99592,62</text:p>
          </table:table-cell>
          <table:table-cell office:value-type="float" office:value="0.53" calcext:value-type="float">
            <text:p>0,53</text:p>
          </table:table-cell>
          <table:table-cell table:formula="of:=([.J13]-[.L13])/[.L13]*100" office:value-type="float" office:value="1.38502230386148" calcext:value-type="float">
            <text:p>1,385022303861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9739.36" calcext:value-type="float">
            <text:p>99739,36</text:p>
          </table:table-cell>
          <table:table-cell office:value-type="float" office:value="56.02" calcext:value-type="float">
            <text:p>56,02</text:p>
          </table:table-cell>
          <table:table-cell office:value-type="float" office:value="97130.69" calcext:value-type="float">
            <text:p>97130,69</text:p>
          </table:table-cell>
          <table:table-cell office:value-type="float" office:value="3.29" calcext:value-type="float">
            <text:p>3,29</text:p>
          </table:table-cell>
          <table:table-cell table:style-name="ce1" table:formula="of:=([.B14]-[.D14])/[.D14]*100" office:value-type="float" office:value="2.68573197616531" calcext:value-type="float">
            <text:p>2,68573197616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543" calcext:value-type="float">
            <text:p>99543</text:p>
          </table:table-cell>
          <table:table-cell office:value-type="float" office:value="14.15" calcext:value-type="float">
            <text:p>14,15</text:p>
          </table:table-cell>
          <table:table-cell office:value-type="float" office:value="97130.69" calcext:value-type="float">
            <text:p>97130,69</text:p>
          </table:table-cell>
          <table:table-cell office:value-type="float" office:value="3.02" calcext:value-type="float">
            <text:p>3,02</text:p>
          </table:table-cell>
          <table:table-cell table:formula="of:=([.J14]-[.L14])/[.L14]*100" office:value-type="float" office:value="2.48357136143066" calcext:value-type="float">
            <text:p>2,483571361430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97149.75" calcext:value-type="float">
            <text:p>97149,75</text:p>
          </table:table-cell>
          <table:table-cell office:value-type="float" office:value="52.91" calcext:value-type="float">
            <text:p>52,91</text:p>
          </table:table-cell>
          <table:table-cell office:value-type="float" office:value="95630.75" calcext:value-type="float">
            <text:p>95630,75</text:p>
          </table:table-cell>
          <table:table-cell office:value-type="float" office:value="0.42" calcext:value-type="float">
            <text:p>0,42</text:p>
          </table:table-cell>
          <table:table-cell table:style-name="ce1" table:formula="of:=([.B15]-[.D15])/[.D15]*100" office:value-type="float" office:value="1.58840122031878" calcext:value-type="float">
            <text:p>1,5884012203187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8748.38" calcext:value-type="float">
            <text:p>98748,38</text:p>
          </table:table-cell>
          <table:table-cell office:value-type="float" office:value="11.29" calcext:value-type="float">
            <text:p>11,29</text:p>
          </table:table-cell>
          <table:table-cell office:value-type="float" office:value="95630.75" calcext:value-type="float">
            <text:p>95630,75</text:p>
          </table:table-cell>
          <table:table-cell office:value-type="float" office:value="0.39" calcext:value-type="float">
            <text:p>0,39</text:p>
          </table:table-cell>
          <table:table-cell table:formula="of:=([.J15]-[.L15])/[.L15]*100" office:value-type="float" office:value="3.26007063627547" calcext:value-type="float">
            <text:p>3,260070636275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3547.26" calcext:value-type="float">
            <text:p>113547,26</text:p>
          </table:table-cell>
          <table:table-cell office:value-type="float" office:value="63.56" calcext:value-type="float">
            <text:p>63,56</text:p>
          </table:table-cell>
          <table:table-cell office:value-type="float" office:value="109262.09" calcext:value-type="float">
            <text:p>109262,09</text:p>
          </table:table-cell>
          <table:table-cell office:value-type="float" office:value="12.47" calcext:value-type="float">
            <text:p>12,47</text:p>
          </table:table-cell>
          <table:table-cell table:style-name="ce1" table:formula="of:=([.B16]-[.D16])/[.D16]*100" office:value-type="float" office:value="3.92191838907712" calcext:value-type="float">
            <text:p>3,92191838907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203.36" calcext:value-type="float">
            <text:p>112203,36</text:p>
          </table:table-cell>
          <table:table-cell office:value-type="float" office:value="13.4" calcext:value-type="float">
            <text:p>13,4</text:p>
          </table:table-cell>
          <table:table-cell office:value-type="float" office:value="109262.09" calcext:value-type="float">
            <text:p>109262,09</text:p>
          </table:table-cell>
          <table:table-cell office:value-type="float" office:value="12.43" calcext:value-type="float">
            <text:p>12,43</text:p>
          </table:table-cell>
          <table:table-cell table:formula="of:=([.J16]-[.L16])/[.L16]*100" office:value-type="float" office:value="2.69194008644719" calcext:value-type="float">
            <text:p>2,691940086447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0961" calcext:value-type="float">
            <text:p>100961</text:p>
          </table:table-cell>
          <table:table-cell office:value-type="float" office:value="59.75" calcext:value-type="float">
            <text:p>59,75</text:p>
          </table:table-cell>
          <table:table-cell office:value-type="float" office:value="98857.99" calcext:value-type="float">
            <text:p>98857,99</text:p>
          </table:table-cell>
          <table:table-cell office:value-type="float" office:value="0.48" calcext:value-type="float">
            <text:p>0,48</text:p>
          </table:table-cell>
          <table:table-cell table:style-name="ce1" table:formula="of:=([.B17]-[.D17])/[.D17]*100" office:value-type="float" office:value="2.12730402469238" calcext:value-type="float">
            <text:p>2,12730402469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638.1" calcext:value-type="float">
            <text:p>100638,1</text:p>
          </table:table-cell>
          <table:table-cell office:value-type="float" office:value="9.93" calcext:value-type="float">
            <text:p>9,93</text:p>
          </table:table-cell>
          <table:table-cell office:value-type="float" office:value="98857.99" calcext:value-type="float">
            <text:p>98857,99</text:p>
          </table:table-cell>
          <table:table-cell office:value-type="float" office:value="0.42" calcext:value-type="float">
            <text:p>0,42</text:p>
          </table:table-cell>
          <table:table-cell table:formula="of:=([.J17]-[.L17])/[.L17]*100" office:value-type="float" office:value="1.8006738757282" calcext:value-type="float">
            <text:p>1,8006738757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5276.54" calcext:value-type="float">
            <text:p>115276,54</text:p>
          </table:table-cell>
          <table:table-cell office:value-type="float" office:value="75.42" calcext:value-type="float">
            <text:p>75,42</text:p>
          </table:table-cell>
          <table:table-cell office:value-type="float" office:value="111161.2" calcext:value-type="float">
            <text:p>111161,2</text:p>
          </table:table-cell>
          <table:table-cell office:value-type="float" office:value="37.87" calcext:value-type="float">
            <text:p>37,87</text:p>
          </table:table-cell>
          <table:table-cell table:style-name="ce1" table:formula="of:=([.B18]-[.D18])/[.D18]*100" office:value-type="float" office:value="3.70213707660586" calcext:value-type="float">
            <text:p>3,70213707660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949.6" calcext:value-type="float">
            <text:p>114949,6</text:p>
          </table:table-cell>
          <table:table-cell office:value-type="float" office:value="11.7" calcext:value-type="float">
            <text:p>11,7</text:p>
          </table:table-cell>
          <table:table-cell office:value-type="float" office:value="111161.2" calcext:value-type="float">
            <text:p>111161,2</text:p>
          </table:table-cell>
          <table:table-cell office:value-type="float" office:value="37.11" calcext:value-type="float">
            <text:p>37,11</text:p>
          </table:table-cell>
          <table:table-cell table:formula="of:=([.J18]-[.L18])/[.L18]*100" office:value-type="float" office:value="3.40802366293276" calcext:value-type="float">
            <text:p>3,40802366293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12460.8" calcext:value-type="float">
            <text:p>112460,8</text:p>
          </table:table-cell>
          <table:table-cell office:value-type="float" office:value="74.78" calcext:value-type="float">
            <text:p>74,78</text:p>
          </table:table-cell>
          <table:table-cell office:value-type="float" office:value="107448.78" calcext:value-type="float">
            <text:p>107448,78</text:p>
          </table:table-cell>
          <table:table-cell office:value-type="float" office:value="7.03" calcext:value-type="float">
            <text:p>7,03</text:p>
          </table:table-cell>
          <table:table-cell table:style-name="ce1" table:formula="of:=([.B19]-[.D19])/[.D19]*100" office:value-type="float" office:value="4.66456668935655" calcext:value-type="float">
            <text:p>4,66456668935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2288.35" calcext:value-type="float">
            <text:p>112288,35</text:p>
          </table:table-cell>
          <table:table-cell office:value-type="float" office:value="14.5" calcext:value-type="float">
            <text:p>14,5</text:p>
          </table:table-cell>
          <table:table-cell office:value-type="float" office:value="107440.78" calcext:value-type="float">
            <text:p>107440,78</text:p>
          </table:table-cell>
          <table:table-cell office:value-type="float" office:value="7.02" calcext:value-type="float">
            <text:p>7,02</text:p>
          </table:table-cell>
          <table:table-cell table:formula="of:=([.J19]-[.L19])/[.L19]*100" office:value-type="float" office:value="4.51185294820087" calcext:value-type="float">
            <text:p>4,51185294820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4742" calcext:value-type="float">
            <text:p>104742</text:p>
          </table:table-cell>
          <table:table-cell office:value-type="float" office:value="69.04" calcext:value-type="float">
            <text:p>69,04</text:p>
          </table:table-cell>
          <table:table-cell office:value-type="float" office:value="103320.12" calcext:value-type="float">
            <text:p>103320,12</text:p>
          </table:table-cell>
          <table:table-cell office:value-type="float" office:value="0.55" calcext:value-type="float">
            <text:p>0,55</text:p>
          </table:table-cell>
          <table:table-cell table:style-name="ce1" table:formula="of:=([.B20]-[.D20])/[.D20]*100" office:value-type="float" office:value="1.37618887782941" calcext:value-type="float">
            <text:p>1,376188877829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5147" calcext:value-type="float">
            <text:p>105147</text:p>
          </table:table-cell>
          <table:table-cell office:value-type="float" office:value="11.86" calcext:value-type="float">
            <text:p>11,86</text:p>
          </table:table-cell>
          <table:table-cell office:value-type="float" office:value="103320.12" calcext:value-type="float">
            <text:p>103320,12</text:p>
          </table:table-cell>
          <table:table-cell office:value-type="float" office:value="0.5" calcext:value-type="float">
            <text:p>0,5</text:p>
          </table:table-cell>
          <table:table-cell table:formula="of:=([.J20]-[.L20])/[.L20]*100" office:value-type="float" office:value="1.76817448527935" calcext:value-type="float">
            <text:p>1,768174485279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7662.12" calcext:value-type="float">
            <text:p>107662,12</text:p>
          </table:table-cell>
          <table:table-cell office:value-type="float" office:value="53.46" calcext:value-type="float">
            <text:p>53,46</text:p>
          </table:table-cell>
          <table:table-cell office:value-type="float" office:value="105631.74" calcext:value-type="float">
            <text:p>105631,74</text:p>
          </table:table-cell>
          <table:table-cell office:value-type="float" office:value="2.67" calcext:value-type="float">
            <text:p>2,67</text:p>
          </table:table-cell>
          <table:table-cell table:style-name="ce1" table:formula="of:=([.B21]-[.D21])/[.D21]*100" office:value-type="float" office:value="1.92213060203305" calcext:value-type="float">
            <text:p>1,922130602033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7420.37" calcext:value-type="float">
            <text:p>107420,37</text:p>
          </table:table-cell>
          <table:table-cell office:value-type="float" office:value="11.76" calcext:value-type="float">
            <text:p>11,76</text:p>
          </table:table-cell>
          <table:table-cell office:value-type="float" office:value="105631.74" calcext:value-type="float">
            <text:p>105631,74</text:p>
          </table:table-cell>
          <table:table-cell office:value-type="float" office:value="2.61" calcext:value-type="float">
            <text:p>2,61</text:p>
          </table:table-cell>
          <table:table-cell table:formula="of:=([.J21]-[.L21])/[.L21]*100" office:value-type="float" office:value="1.69326946616613" calcext:value-type="float">
            <text:p>1,693269466166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02130" calcext:value-type="float">
            <text:p>102130</text:p>
          </table:table-cell>
          <table:table-cell office:value-type="float" office:value="51.85" calcext:value-type="float">
            <text:p>51,85</text:p>
          </table:table-cell>
          <table:table-cell office:value-type="float" office:value="100452" calcext:value-type="float">
            <text:p>100452</text:p>
          </table:table-cell>
          <table:table-cell office:value-type="float" office:value="1.07" calcext:value-type="float">
            <text:p>1,07</text:p>
          </table:table-cell>
          <table:table-cell table:style-name="ce1" table:formula="of:=([.B22]-[.D22])/[.D22]*100" office:value-type="float" office:value="1.67044956795285" calcext:value-type="float">
            <text:p>1,67044956795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924.39" calcext:value-type="float">
            <text:p>102924,39</text:p>
          </table:table-cell>
          <table:table-cell office:value-type="float" office:value="13.31" calcext:value-type="float">
            <text:p>13,31</text:p>
          </table:table-cell>
          <table:table-cell office:value-type="float" office:value="100452" calcext:value-type="float">
            <text:p>100452</text:p>
          </table:table-cell>
          <table:table-cell office:value-type="float" office:value="1.07" calcext:value-type="float">
            <text:p>1,07</text:p>
          </table:table-cell>
          <table:table-cell table:formula="of:=([.J22]-[.L22])/[.L22]*100" office:value-type="float" office:value="2.46126508183013" calcext:value-type="float">
            <text:p>2,461265081830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AG sol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sol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  <table:table-cell/>
          <table:table-cell office:value-type="string" calcext:value-type="string">
            <text:p>AG sol</text:p>
          </table:table-cell>
          <table:table-cell office:value-type="string" calcext:value-type="string">
            <text:p>AG time (s) </text:p>
          </table:table-cell>
          <table:table-cell office:value-type="string" calcext:value-type="string">
            <text:p>MILP sol</text:p>
          </table:table-cell>
          <table:table-cell office:value-type="string" calcext:value-type="string">
            <text:p>MILP time (s)</text:p>
          </table:table-cell>
          <table:table-cell office:value-type="string" calcext:value-type="string">
            <text:p>Gap (%)</text:p>
          </table:table-cell>
          <table:table-cell office:value-type="string" calcext:value-type="string">
            <text:p>Same mtn</text:p>
          </table:table-cell>
          <table:table-cell office:value-type="string" calcext:value-type="string">
            <text:p>Feasibility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0">
            <text:p>15_15</text:p>
          </table:table-cell>
          <table:table-cell office:value-type="float" office:value="151323" calcext:value-type="float">
            <text:p>151323</text:p>
          </table:table-cell>
          <table:table-cell office:value-type="float" office:value="94.44" calcext:value-type="float">
            <text:p>94,44</text:p>
          </table:table-cell>
          <table:table-cell office:value-type="float" office:value="148171.99" calcext:value-type="float">
            <text:p>148171,99</text:p>
          </table:table-cell>
          <table:table-cell office:value-type="float" office:value="3.91" calcext:value-type="float">
            <text:p>3,91</text:p>
          </table:table-cell>
          <table:table-cell table:formula="of:=([.B25]-[.D25])/[.D25]*100" office:value-type="float" office:value="2.12658951263326" calcext:value-type="float">
            <text:p>2,1265895126332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0861.96" calcext:value-type="float">
            <text:p>150861,96</text:p>
          </table:table-cell>
          <table:table-cell office:value-type="float" office:value="28.65" calcext:value-type="float">
            <text:p>28,65</text:p>
          </table:table-cell>
          <table:table-cell office:value-type="float" office:value="148171.99" calcext:value-type="float">
            <text:p>148171,99</text:p>
          </table:table-cell>
          <table:table-cell office:value-type="float" office:value="2.89" calcext:value-type="float">
            <text:p>2,89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69629.1" calcext:value-type="float">
            <text:p>169629,1</text:p>
          </table:table-cell>
          <table:table-cell office:value-type="float" office:value="58.25" calcext:value-type="float">
            <text:p>58,25</text:p>
          </table:table-cell>
          <table:table-cell office:value-type="float" office:value="164614.94" calcext:value-type="float">
            <text:p>164614,94</text:p>
          </table:table-cell>
          <table:table-cell office:value-type="float" office:value="4.09" calcext:value-type="float">
            <text:p>4,09</text:p>
          </table:table-cell>
          <table:table-cell table:formula="of:=([.B26]-[.D26])/[.D26]*100" office:value-type="float" office:value="3.04599327375754" calcext:value-type="float">
            <text:p>3,045993273757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7267.95" calcext:value-type="float">
            <text:p>167267,95</text:p>
          </table:table-cell>
          <table:table-cell office:value-type="float" office:value="19.23" calcext:value-type="float">
            <text:p>19,23</text:p>
          </table:table-cell>
          <table:table-cell office:value-type="float" office:value="164614.94" calcext:value-type="float">
            <text:p>164614,94</text:p>
          </table:table-cell>
          <table:table-cell office:value-type="float" office:value="3.27" calcext:value-type="float">
            <text:p>3,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1069" calcext:value-type="float">
            <text:p>151069</text:p>
          </table:table-cell>
          <table:table-cell office:value-type="float" office:value="90.23" calcext:value-type="float">
            <text:p>90,23</text:p>
          </table:table-cell>
          <table:table-cell office:value-type="float" office:value="146587.35" calcext:value-type="float">
            <text:p>146587,35</text:p>
          </table:table-cell>
          <table:table-cell office:value-type="float" office:value="5.91" calcext:value-type="float">
            <text:p>5,91</text:p>
          </table:table-cell>
          <table:table-cell table:formula="of:=([.B27]-[.D27])/[.D27]*100" office:value-type="float" office:value="3.05732384138194" calcext:value-type="float">
            <text:p>3,05732384138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109" calcext:value-type="float">
            <text:p>150109</text:p>
          </table:table-cell>
          <table:table-cell office:value-type="float" office:value="31.64" calcext:value-type="float">
            <text:p>31,64</text:p>
          </table:table-cell>
          <table:table-cell office:value-type="float" office:value="146587.35" calcext:value-type="float">
            <text:p>146587,35</text:p>
          </table:table-cell>
          <table:table-cell office:value-type="float" office:value="4.24" calcext:value-type="float">
            <text:p>4,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48909.35" calcext:value-type="float">
            <text:p>148909,35</text:p>
          </table:table-cell>
          <table:table-cell office:value-type="float" office:value="140.38" calcext:value-type="float">
            <text:p>140,38</text:p>
          </table:table-cell>
          <table:table-cell office:value-type="float" office:value="144987.76" calcext:value-type="float">
            <text:p>144987,76</text:p>
          </table:table-cell>
          <table:table-cell office:value-type="float" office:value="7.12" calcext:value-type="float">
            <text:p>7,12</text:p>
          </table:table-cell>
          <table:table-cell table:formula="of:=([.B28]-[.D28])/[.D28]*100" office:value-type="float" office:value="2.70477314774709" calcext:value-type="float">
            <text:p>2,704773147747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9212" calcext:value-type="float">
            <text:p>149212</text:p>
          </table:table-cell>
          <table:table-cell office:value-type="float" office:value="20.92" calcext:value-type="float">
            <text:p>20,92</text:p>
          </table:table-cell>
          <table:table-cell office:value-type="float" office:value="144987.76" calcext:value-type="float">
            <text:p>144987,76</text:p>
          </table:table-cell>
          <table:table-cell office:value-type="float" office:value="5.04" calcext:value-type="float">
            <text:p>5,04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49244.9" calcext:value-type="float">
            <text:p>149244,9</text:p>
          </table:table-cell>
          <table:table-cell office:value-type="float" office:value="93.79" calcext:value-type="float">
            <text:p>93,79</text:p>
          </table:table-cell>
          <table:table-cell office:value-type="float" office:value="143882" calcext:value-type="float">
            <text:p>143882</text:p>
          </table:table-cell>
          <table:table-cell office:value-type="float" office:value="0.85" calcext:value-type="float">
            <text:p>0,85</text:p>
          </table:table-cell>
          <table:table-cell table:formula="of:=([.B29]-[.D29])/[.D29]*100" office:value-type="float" office:value="3.72729041853741" calcext:value-type="float">
            <text:p>3,727290418537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46901.8" calcext:value-type="float">
            <text:p>146901,8</text:p>
          </table:table-cell>
          <table:table-cell office:value-type="float" office:value="16.1" calcext:value-type="float">
            <text:p>16,1</text:p>
          </table:table-cell>
          <table:table-cell office:value-type="float" office:value="143882" calcext:value-type="float">
            <text:p>143882</text:p>
          </table:table-cell>
          <table:table-cell office:value-type="float" office:value="0.67" calcext:value-type="float">
            <text:p>0,6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6334.85" calcext:value-type="float">
            <text:p>156334,85</text:p>
          </table:table-cell>
          <table:table-cell office:value-type="float" office:value="126.08" calcext:value-type="float">
            <text:p>126,08</text:p>
          </table:table-cell>
          <table:table-cell office:value-type="float" office:value="153448.47" calcext:value-type="float">
            <text:p>153448,47</text:p>
          </table:table-cell>
          <table:table-cell office:value-type="float" office:value="0.99" calcext:value-type="float">
            <text:p>0,99</text:p>
          </table:table-cell>
          <table:table-cell table:formula="of:=([.B30]-[.D30])/[.D30]*100" office:value-type="float" office:value="1.88100930559947" calcext:value-type="float">
            <text:p>1,8810093055994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9201.7" calcext:value-type="float">
            <text:p>159201,7</text:p>
          </table:table-cell>
          <table:table-cell office:value-type="float" office:value="21.99" calcext:value-type="float">
            <text:p>21,99</text:p>
          </table:table-cell>
          <table:table-cell office:value-type="float" office:value="153448.47" calcext:value-type="float">
            <text:p>153448,47</text:p>
          </table:table-cell>
          <table:table-cell office:value-type="float" office:value="0.83" calcext:value-type="float">
            <text:p>0,8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4888" calcext:value-type="float">
            <text:p>154888</text:p>
          </table:table-cell>
          <table:table-cell office:value-type="float" office:value="120.82" calcext:value-type="float">
            <text:p>120,82</text:p>
          </table:table-cell>
          <table:table-cell office:value-type="float" office:value="151406.15" calcext:value-type="float">
            <text:p>151406,15</text:p>
          </table:table-cell>
          <table:table-cell office:value-type="float" office:value="3.33" calcext:value-type="float">
            <text:p>3,33</text:p>
          </table:table-cell>
          <table:table-cell table:formula="of:=([.B31]-[.D31])/[.D31]*100" office:value-type="float" office:value="2.29967540948634" calcext:value-type="float">
            <text:p>2,29967540948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814.13" calcext:value-type="float">
            <text:p>154814,13</text:p>
          </table:table-cell>
          <table:table-cell office:value-type="float" office:value="20.9" calcext:value-type="float">
            <text:p>20,9</text:p>
          </table:table-cell>
          <table:table-cell office:value-type="float" office:value="151406.15" calcext:value-type="float">
            <text:p>151406,15</text:p>
          </table:table-cell>
          <table:table-cell office:value-type="float" office:value="2.27" calcext:value-type="float">
            <text:p>2,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47424.4" calcext:value-type="float">
            <text:p>147424,4</text:p>
          </table:table-cell>
          <table:table-cell office:value-type="float" office:value="95.02" calcext:value-type="float">
            <text:p>95,02</text:p>
          </table:table-cell>
          <table:table-cell office:value-type="float" office:value="143548.99" calcext:value-type="float">
            <text:p>143548,99</text:p>
          </table:table-cell>
          <table:table-cell office:value-type="float" office:value="0.55" calcext:value-type="float">
            <text:p>0,55</text:p>
          </table:table-cell>
          <table:table-cell table:formula="of:=([.B32]-[.D32])/[.D32]*100" office:value-type="float" office:value="2.6997124814323" calcext:value-type="float">
            <text:p>2,6997124814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8409.16" calcext:value-type="float">
            <text:p>148409,16</text:p>
          </table:table-cell>
          <table:table-cell office:value-type="float" office:value="16.87" calcext:value-type="float">
            <text:p>16,87</text:p>
          </table:table-cell>
          <table:table-cell office:value-type="float" office:value="143548.99" calcext:value-type="float">
            <text:p>143548,9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4443.01" calcext:value-type="float">
            <text:p>154443,01</text:p>
          </table:table-cell>
          <table:table-cell office:value-type="float" office:value="101.18" calcext:value-type="float">
            <text:p>101,18</text:p>
          </table:table-cell>
          <table:table-cell office:value-type="float" office:value="149820.7" calcext:value-type="float">
            <text:p>149820,7</text:p>
          </table:table-cell>
          <table:table-cell office:value-type="float" office:value="1.78" calcext:value-type="float">
            <text:p>1,78</text:p>
          </table:table-cell>
          <table:table-cell table:formula="of:=([.B33]-[.D33])/[.D33]*100" office:value-type="float" office:value="3.08522787572078" calcext:value-type="float">
            <text:p>3,085227875720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359.12" calcext:value-type="float">
            <text:p>154359,12</text:p>
          </table:table-cell>
          <table:table-cell office:value-type="float" office:value="26.03" calcext:value-type="float">
            <text:p>26,03</text:p>
          </table:table-cell>
          <table:table-cell office:value-type="float" office:value="149820.7" calcext:value-type="float">
            <text:p>149820,7</text:p>
          </table:table-cell>
          <table:table-cell office:value-type="float" office:value="1.46" calcext:value-type="float">
            <text:p>1,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3045.29" calcext:value-type="float">
            <text:p>153045,29</text:p>
          </table:table-cell>
          <table:table-cell office:value-type="float" office:value="113.06" calcext:value-type="float">
            <text:p>113,06</text:p>
          </table:table-cell>
          <table:table-cell office:value-type="float" office:value="146269.51" calcext:value-type="float">
            <text:p>146269,51</text:p>
          </table:table-cell>
          <table:table-cell office:value-type="float" office:value="3.9" calcext:value-type="float">
            <text:p>3,9</text:p>
          </table:table-cell>
          <table:table-cell table:formula="of:=([.B34]-[.D34])/[.D34]*100" office:value-type="float" office:value="4.63239399653421" calcext:value-type="float">
            <text:p>4,632393996534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1970.41" calcext:value-type="float">
            <text:p>151970,41</text:p>
          </table:table-cell>
          <table:table-cell office:value-type="float" office:value="21.78" calcext:value-type="float">
            <text:p>21,78</text:p>
          </table:table-cell>
          <table:table-cell office:value-type="float" office:value="146269.51" calcext:value-type="float">
            <text:p>146269,51</text:p>
          </table:table-cell>
          <table:table-cell office:value-type="float" office:value="2.54" calcext:value-type="float">
            <text:p>2,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62582" calcext:value-type="float">
            <text:p>162582</text:p>
          </table:table-cell>
          <table:table-cell office:value-type="float" office:value="117.82" calcext:value-type="float">
            <text:p>117,82</text:p>
          </table:table-cell>
          <table:table-cell office:value-type="float" office:value="158071.5" calcext:value-type="float">
            <text:p>158071,5</text:p>
          </table:table-cell>
          <table:table-cell office:value-type="float" office:value="16.46" calcext:value-type="float">
            <text:p>16,46</text:p>
          </table:table-cell>
          <table:table-cell table:formula="of:=([.B35]-[.D35])/[.D35]*100" office:value-type="float" office:value="2.85345555650449" calcext:value-type="float">
            <text:p>2,85345555650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660" calcext:value-type="float">
            <text:p>162660</text:p>
          </table:table-cell>
          <table:table-cell office:value-type="float" office:value="16.9" calcext:value-type="float">
            <text:p>16,9</text:p>
          </table:table-cell>
          <table:table-cell office:value-type="float" office:value="158071.5" calcext:value-type="float">
            <text:p>158071,5</text:p>
          </table:table-cell>
          <table:table-cell office:value-type="float" office:value="11.6" calcext:value-type="float">
            <text:p>11,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61127" calcext:value-type="float">
            <text:p>161127</text:p>
          </table:table-cell>
          <table:table-cell office:value-type="float" office:value="108.45" calcext:value-type="float">
            <text:p>108,45</text:p>
          </table:table-cell>
          <table:table-cell office:value-type="float" office:value="156217.94" calcext:value-type="float">
            <text:p>156217,94</text:p>
          </table:table-cell>
          <table:table-cell office:value-type="float" office:value="11.53" calcext:value-type="float">
            <text:p>11,53</text:p>
          </table:table-cell>
          <table:table-cell table:formula="of:=([.B36]-[.D36])/[.D36]*100" office:value-type="float" office:value="3.14244317906125" calcext:value-type="float">
            <text:p>3,14244317906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900.8" calcext:value-type="float">
            <text:p>159900,8</text:p>
          </table:table-cell>
          <table:table-cell office:value-type="float" office:value="18.19" calcext:value-type="float">
            <text:p>18,19</text:p>
          </table:table-cell>
          <table:table-cell office:value-type="float" office:value="156217.94" calcext:value-type="float">
            <text:p>156217,94</text:p>
          </table:table-cell>
          <table:table-cell office:value-type="float" office:value="7.96" calcext:value-type="float">
            <text:p>7,9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4428" calcext:value-type="float">
            <text:p>154428</text:p>
          </table:table-cell>
          <table:table-cell office:value-type="float" office:value="99.91" calcext:value-type="float">
            <text:p>99,91</text:p>
          </table:table-cell>
          <table:table-cell office:value-type="float" office:value="150587" calcext:value-type="float">
            <text:p>150587</text:p>
          </table:table-cell>
          <table:table-cell office:value-type="float" office:value="3.77" calcext:value-type="float">
            <text:p>3,77</text:p>
          </table:table-cell>
          <table:table-cell table:formula="of:=([.B37]-[.D37])/[.D37]*100" office:value-type="float" office:value="2.55068498608778" calcext:value-type="float">
            <text:p>2,55068498608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702" calcext:value-type="float">
            <text:p>153702</text:p>
          </table:table-cell>
          <table:table-cell office:value-type="float" office:value="19.21" calcext:value-type="float">
            <text:p>19,21</text:p>
          </table:table-cell>
          <table:table-cell office:value-type="float" office:value="150587" calcext:value-type="float">
            <text:p>150587</text:p>
          </table:table-cell>
          <table:table-cell office:value-type="float" office:value="2.71" calcext:value-type="float">
            <text:p>2,7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4746" calcext:value-type="float">
            <text:p>154746</text:p>
          </table:table-cell>
          <table:table-cell office:value-type="float" office:value="105.58" calcext:value-type="float">
            <text:p>105,58</text:p>
          </table:table-cell>
          <table:table-cell office:value-type="float" office:value="150483.99" calcext:value-type="float">
            <text:p>150483,99</text:p>
          </table:table-cell>
          <table:table-cell office:value-type="float" office:value="0.92" calcext:value-type="float">
            <text:p>0,92</text:p>
          </table:table-cell>
          <table:table-cell table:formula="of:=([.B38]-[.D38])/[.D38]*100" office:value-type="float" office:value="2.83220161825853" calcext:value-type="float">
            <text:p>2,8322016182585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7090.32" calcext:value-type="float">
            <text:p>157090,32</text:p>
          </table:table-cell>
          <table:table-cell office:value-type="float" office:value="21.71" calcext:value-type="float">
            <text:p>21,71</text:p>
          </table:table-cell>
          <table:table-cell office:value-type="float" office:value="150483.99" calcext:value-type="float">
            <text:p>150483,99</text:p>
          </table:table-cell>
          <table:table-cell office:value-type="float" office:value="0.83" calcext:value-type="float">
            <text:p>0,8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9863" calcext:value-type="float">
            <text:p>159863</text:p>
          </table:table-cell>
          <table:table-cell office:value-type="float" office:value="110.87" calcext:value-type="float">
            <text:p>110,87</text:p>
          </table:table-cell>
          <table:table-cell office:value-type="float" office:value="155028.55" calcext:value-type="float">
            <text:p>155028,55</text:p>
          </table:table-cell>
          <table:table-cell office:value-type="float" office:value="7.88" calcext:value-type="float">
            <text:p>7,88</text:p>
          </table:table-cell>
          <table:table-cell table:formula="of:=([.B39]-[.D39])/[.D39]*100" office:value-type="float" office:value="3.11842560612223" calcext:value-type="float">
            <text:p>3,118425606122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08.48" calcext:value-type="float">
            <text:p>159708,48</text:p>
          </table:table-cell>
          <table:table-cell office:value-type="float" office:value="27.39" calcext:value-type="float">
            <text:p>27,39</text:p>
          </table:table-cell>
          <table:table-cell office:value-type="float" office:value="155028.55" calcext:value-type="float">
            <text:p>155028,55</text:p>
          </table:table-cell>
          <table:table-cell office:value-type="float" office:value="5.91" calcext:value-type="float">
            <text:p>5,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1880.41" calcext:value-type="float">
            <text:p>151880,41</text:p>
          </table:table-cell>
          <table:table-cell office:value-type="float" office:value="131.78" calcext:value-type="float">
            <text:p>131,78</text:p>
          </table:table-cell>
          <table:table-cell office:value-type="float" office:value="145528.19" calcext:value-type="float">
            <text:p>145528,19</text:p>
          </table:table-cell>
          <table:table-cell office:value-type="float" office:value="4.03" calcext:value-type="float">
            <text:p>4,03</text:p>
          </table:table-cell>
          <table:table-cell table:formula="of:=([.B40]-[.D40])/[.D40]*100" office:value-type="float" office:value="4.36494125296274" calcext:value-type="float">
            <text:p>4,36494125296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931.87" calcext:value-type="float">
            <text:p>150931,87</text:p>
          </table:table-cell>
          <table:table-cell office:value-type="float" office:value="21.56" calcext:value-type="float">
            <text:p>21,56</text:p>
          </table:table-cell>
          <table:table-cell office:value-type="float" office:value="145528.19" calcext:value-type="float">
            <text:p>145528,19</text:p>
          </table:table-cell>
          <table:table-cell office:value-type="float" office:value="2.83" calcext:value-type="float">
            <text:p>2,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61405.4" calcext:value-type="float">
            <text:p>161405,4</text:p>
          </table:table-cell>
          <table:table-cell office:value-type="float" office:value="124.91" calcext:value-type="float">
            <text:p>124,91</text:p>
          </table:table-cell>
          <table:table-cell office:value-type="float" office:value="157316.09" calcext:value-type="float">
            <text:p>157316,09</text:p>
          </table:table-cell>
          <table:table-cell office:value-type="float" office:value="159.72" calcext:value-type="float">
            <text:p>159,72</text:p>
          </table:table-cell>
          <table:table-cell table:formula="of:=([.B41]-[.D41])/[.D41]*100" office:value-type="float" office:value="2.59942260197288" calcext:value-type="float">
            <text:p>2,599422601972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2907" calcext:value-type="float">
            <text:p>162907</text:p>
          </table:table-cell>
          <table:table-cell office:value-type="float" office:value="22.54" calcext:value-type="float">
            <text:p>22,54</text:p>
          </table:table-cell>
          <table:table-cell office:value-type="float" office:value="157316.09" calcext:value-type="float">
            <text:p>157316,09</text:p>
          </table:table-cell>
          <table:table-cell office:value-type="float" office:value="115.09" calcext:value-type="float">
            <text:p>115,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3828.75" calcext:value-type="float">
            <text:p>153828,75</text:p>
          </table:table-cell>
          <table:table-cell office:value-type="float" office:value="109.26" calcext:value-type="float">
            <text:p>109,26</text:p>
          </table:table-cell>
          <table:table-cell office:value-type="float" office:value="148475" calcext:value-type="float">
            <text:p>148475</text:p>
          </table:table-cell>
          <table:table-cell office:value-type="float" office:value="5.18" calcext:value-type="float">
            <text:p>5,18</text:p>
          </table:table-cell>
          <table:table-cell table:formula="of:=([.B42]-[.D42])/[.D42]*100" office:value-type="float" office:value="3.60582589661559" calcext:value-type="float">
            <text:p>3,605825896615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371.41" calcext:value-type="float">
            <text:p>153371,41</text:p>
          </table:table-cell>
          <table:table-cell office:value-type="float" office:value="22.92" calcext:value-type="float">
            <text:p>22,92</text:p>
          </table:table-cell>
          <table:table-cell office:value-type="float" office:value="148475.99" calcext:value-type="float">
            <text:p>148475,99</text:p>
          </table:table-cell>
          <table:table-cell office:value-type="float" office:value="3.62" calcext:value-type="float">
            <text:p>3,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46643" calcext:value-type="float">
            <text:p>146643</text:p>
          </table:table-cell>
          <table:table-cell office:value-type="float" office:value="105.89" calcext:value-type="float">
            <text:p>105,89</text:p>
          </table:table-cell>
          <table:table-cell office:value-type="float" office:value="144033.57" calcext:value-type="float">
            <text:p>144033,57</text:p>
          </table:table-cell>
          <table:table-cell office:value-type="float" office:value="1.26" calcext:value-type="float">
            <text:p>1,26</text:p>
          </table:table-cell>
          <table:table-cell table:formula="of:=([.B43]-[.D43])/[.D43]*100" office:value-type="float" office:value="1.81168181834276" calcext:value-type="float">
            <text:p>1,8116818183427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50410" calcext:value-type="float">
            <text:p>150410</text:p>
          </table:table-cell>
          <table:table-cell office:value-type="float" office:value="18.05" calcext:value-type="float">
            <text:p>18,05</text:p>
          </table:table-cell>
          <table:table-cell office:value-type="float" office:value="144033.57" calcext:value-type="float">
            <text:p>144033,57</text:p>
          </table:table-cell>
          <table:table-cell office:value-type="float" office:value="0.97" calcext:value-type="float">
            <text:p>0,9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157839" calcext:value-type="float">
            <text:p>157839</text:p>
          </table:table-cell>
          <table:table-cell office:value-type="float" office:value="112.55" calcext:value-type="float">
            <text:p>112,55</text:p>
          </table:table-cell>
          <table:table-cell office:value-type="float" office:value="151486.26" calcext:value-type="float">
            <text:p>151486,26</text:p>
          </table:table-cell>
          <table:table-cell office:value-type="float" office:value="39.85" calcext:value-type="float">
            <text:p>39,85</text:p>
          </table:table-cell>
          <table:table-cell table:formula="of:=([.B44]-[.D44])/[.D44]*100" office:value-type="float" office:value="4.19360805395815" calcext:value-type="float">
            <text:p>4,193608053958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7046" calcext:value-type="float">
            <text:p>157046</text:p>
          </table:table-cell>
          <table:table-cell office:value-type="float" office:value="19.93" calcext:value-type="float">
            <text:p>19,93</text:p>
          </table:table-cell>
          <table:table-cell office:value-type="float" office:value="151486.26" calcext:value-type="float">
            <text:p>151486,26</text:p>
          </table:table-cell>
          <table:table-cell office:value-type="float" office:value="28.79" calcext:value-type="float">
            <text:p>28,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7">
          <table:table-cell table:number-columns-repeated="16"/>
        </table:table-row>
        <table:table-row table:style-name="ro1">
          <table:table-cell table:number-columns-repeated="4"/>
          <table:table-cell table:formula="of:=AVERAGE([.B25:.B44])" office:value-type="float" office:value="155032.673" calcext:value-type="float">
            <text:p>155032,673</text:p>
          </table:table-cell>
          <table:table-cell table:formula="of:=AVERAGE([.C25:.C44])" office:value-type="float" office:value="108.0135" calcext:value-type="float">
            <text:p>108,0135</text:p>
          </table:table-cell>
          <table:table-cell table:formula="of:=AVERAGE([.D25:.D44])" office:value-type="float" office:value="150498.2975" calcext:value-type="float">
            <text:p>150498,2975</text:p>
          </table:table-cell>
          <table:table-cell table:formula="of:=AVERAGE([.E25:.E44])" office:value-type="float" office:value="14.1515" calcext:value-type="float">
            <text:p>14,1515</text:p>
          </table:table-cell>
          <table:table-cell table:formula="of:=AVERAGE([.F25:.F44])" office:value-type="float" office:value="3.01663399163584" calcext:value-type="float">
            <text:p>3,01663399163584</text:p>
          </table:table-cell>
          <table:table-cell table:formula="of:=SUM([.G25:.G44])" office:value-type="float" office:value="7" calcext:value-type="float">
            <text:p>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2T10:32:00.207359183</meta:creation-date>
    <dc:date>2023-06-29T09:14:24.954620851</dc:date>
    <meta:editing-duration>PT16H55M55S</meta:editing-duration>
    <meta:editing-cycles>3</meta:editing-cycles>
    <meta:generator>LibreOffice/7.3.7.2$Linux_X86_64 LibreOffice_project/30$Build-2</meta:generator>
    <meta:document-statistic meta:table-count="1" meta:cell-count="579" meta:object-count="0"/>
  </office:meta>
</office:document-meta>
</file>